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Quotations">
      <style:paragraph-properties fo:margin-left="1.27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text-properties officeooo:rsid="0017e750" officeooo:paragraph-rsid="0017e75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riosités d'ailleurs</text:h>
      <text:h text:style-name="Heading_20_2" text:outline-level="2">Coutumes aztèques (texte 1)</text:h>
      <text:h text:style-name="Heading_20_3" text:outline-level="3">1) La richesse de l'empire aztèque</text:h>
      <text:p text:style-name="Text_20_body">De nombreux indices suggèrent cette richesse, à commencer par l'apparence de l'empereur Montezuma :</text:p>
      <text:p text:style-name="P1">« superbement vêtu » (l.1)</text:p>
      <text:p text:style-name="P1">Ses « sandales aux semelles d'or et enrichies de pierreries » (l.2-3)</text:p>
      <text:p text:style-name="Text_20_body">On peut retrouver cette richesse dans l'ornement des temples, comme l'évoque la description de la statue du dieu de la guerre, <text:span text:style-name="T1">Huichilobos</text:span> :</text:p>
      <text:p text:style-name="P1">« Tout son corps, y compris la tête, était recouvert de pierreries, d'or, de perles... » (l. 15-16)</text:p>
      <text:h text:style-name="Heading_20_3" text:outline-level="3">2.a) La déférence des sujets à l'égard de l'empereur</text:h>
      <text:p text:style-name="First_20_paragraph">La crainte et le respect que cet empereur inspire sont suggérés par l'attitude de son entourage :</text:p>
      <text:p text:style-name="P1">« Aucun de ces grands seigneurs n'osait lever les yeux sur lui » (l.8-9)</text:p>
      <text:h text:style-name="Heading_20_3" text:outline-level="3">2.b) Un dieu vivant</text:h>
      <text:p text:style-name="Text_20_body">La <text:span text:style-name="T1">déification</text:span> de l'empereur est suggérée par le souci qu'on prend d'éviter que ses pieds entrent en contact avec le sol, lieu considéré comme <text:span text:style-name="T1">profane</text:span> et <text:span text:style-name="T1">impur</text:span> :</text:p>
      <text:p text:style-name="P1">« (...) en balayant le sol sur lequel ses pieds devaient se poser, prenant soin de le couvrir de tapis <text:span text:style-name="T2">afin qu'il ne foulât jamais la terre</text:span> » (l.7-8)</text:p>
      <text:h text:style-name="Heading_20_3" text:outline-level="3">3. Une pratique « barbare »</text:h>
      <text:p text:style-name="Text_20_body">Une pratique choquante pour les Européens, ce sont les <text:span text:style-name="T1">sacrifices humains</text:span> perpétrés par les Aztèques. Dans le récit du compagnon de Cortès, un sacrifice récent est révélé par :</text:p>
      <text:p text:style-name="P1">« trois cœurs d'Indiens » (l.20)</text:p>
      <text:p text:style-name="First_20_paragraph">Ainsi que du <text:span text:style-name="T1">« sang »</text:span> sur les murs et le parquet de <text:span text:style-name="T1">« cet oratoire »</text:span> (l.20)</text:p>
      <text:h text:style-name="Heading_20_2" text:outline-level="2"><text:soft-page-break/>Comment décrire l'inconnu ? (texte 2)</text:h>
      <text:h text:style-name="Heading_20_3" text:outline-level="3">4) Les procédés de style employés pour évoquer l'inconnu</text:h>
      <text:p text:style-name="First_20_paragraph"/>
      <text:list xml:id="list6387414045815981460" text:style-name="L1">
        <text:list-item>
          <text:p text:style-name="P2">L'auteur emploie d'abord des <text:span text:style-name="T1">comparaisons</text:span> de manière à rapprocher ce fruit alors inconnu de ce que peuvent connaître ses lecteurs européens. Par exemple :</text:p>
        </text:list-item>
      </text:list>
      <text:p text:style-name="First_20_paragraph"/>
      <text:p text:style-name="P1">« La plante qui produit le fruit nommé (...) ananas est <text:span text:style-name="T2">de forme semblable aux glaïeuls</text:span> (...) les feuilles <text:span text:style-name="T2">s'approchent</text:span> plus de celles de l'aloès (...) son fruit <text:span text:style-name="T2">ressemble à</text:span> une pomme de pin (...) <text:span text:style-name="T2">comme</text:span> nos artichauts »</text:p>
      <text:list xml:id="list3616949628356292234" text:style-name="L2">
        <text:list-item>
          <text:p text:style-name="P3">Cet auteur emploie aussi une <text:span text:style-name="T1">métaphore</text:span> :</text:p>
        </text:list-item>
      </text:list>
      <text:p text:style-name="P1">« une odeur de framboise »</text:p>
      <text:list xml:id="list1382953687718857123" text:style-name="L3">
        <text:list-item>
          <text:p text:style-name="P4">Ainsi que des <text:span text:style-name="T1">hyperboles</text:span> (exagérations) pour suggérer la qualité exceptionnelle de ce fruit :</text:p>
        </text:list-item>
      </text:list>
      <text:p text:style-name="P1">«Il n'y a confiture qui les surpasse (...) C'est le plus excellent fruit de l'Amérique. »</text:p>
      <text:h text:style-name="Heading_20_3" text:outline-level="3">5) Une sollicitation des sens</text:h>
      <text:p text:style-name="First_20_paragraph">Plusieurs sens sont ainsi mobilisés pour évoquer l'ananas 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ns</text:p>
            </table:table-cell>
            <table:table-cell table:style-name="Table1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1.A1" office:value-type="string">
            <text:p text:style-name="Table_20_Contents">Vue</text:p>
          </table:table-cell>
          <table:table-cell table:style-name="Table1.A1" office:value-type="string">
            <text:p text:style-name="Table_20_Contents">« forme » (l.3) ; « de couleur jaune azuré » (l.16-17)</text:p>
          </table:table-cell>
        </table:table-row>
        <table:table-row>
          <table:table-cell table:style-name="Table1.A1" office:value-type="string">
            <text:p text:style-name="Table_20_Contents">Odorat</text:p>
          </table:table-cell>
          <table:table-cell table:style-name="Table1.A1" office:value-type="string">
            <text:p text:style-name="Table_20_Contents">« une telle odeur » (l.17) ; « on les sent de fort loin » (l.18)</text:p>
          </table:table-cell>
        </table:table-row>
        <table:table-row>
          <table:table-cell table:style-name="Table1.A1" office:value-type="string">
            <text:p text:style-name="Table_20_Contents">Goût</text:p>
          </table:table-cell>
          <table:table-cell table:style-name="Table1.A1" office:value-type="string">
            <text:p text:style-name="Table_20_Contents">« le goût fondant » (l.19)</text:p>
          </table:table-cell>
        </table:table-row>
      </table:table>
      <text:h text:style-name="Heading_20_3" text:outline-level="3">6) Les « sauvages »</text:h>
      <text:p text:style-name="First_20_paragraph"/>
      <text:list xml:id="list1849296888174172836" text:style-name="L4">
        <text:list-item>
          <text:p text:style-name="P5">Les <text:span text:style-name="T1">« sauvages »</text:span>, ce sont les habitants de la forêt vierge (la <text:span text:style-name="T1">selva</text:span> en espagnol). Ce lieu est d'ailleurs évoqué dans le texte de Jean de Léry :</text:p>
        </text:list-item>
      </text:list>
      <text:p text:style-name="P1">« (...) en allant par les bois » (l.1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e750" officeooo:paragraph-rsid="0017e75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Lecture en 54 – Keanu – Corrigé 2C</text:p>
      </style:header>
      <style:footer>
        <text:p text:style-name="MP2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3-23T10:37:54.641234003</dc:date>
    <meta:editing-duration>PT2M</meta:editing-duration>
    <meta:editing-cycles>1</meta:editing-cycles>
    <meta:document-statistic meta:table-count="1" meta:image-count="0" meta:object-count="0" meta:page-count="2" meta:paragraph-count="41" meta:word-count="472" meta:character-count="2587" meta:non-whitespace-character-count="2157"/>
    <meta:generator>LibreOffice/5.2.7.2$Linux_ARM_EABI LibreOffice_project/20m0$Build-2</meta:generator>
  </office:meta>
</office:document-meta>
</file>